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DoxSource.saxStartElement( ContentHandler 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SuperClassInheritance( ContentHandler handler , JavaClass jClass , int mod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DoxSource.hasInheritance( JavaClass jClass , int mod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DoxSource.resolveClassNameFromLink( String re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DoxSource.outputMethodStartElement( ContentHandler handler , JavaMethod java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DoxSource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Modifiers( ContentHandler handler , AbstractJavaEntity ent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DoxSource.outputMethods( ContentHandler handler , JavaClass jClass , int mode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52">
            <text:p text:style-name="Table_20_Contents">52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QDoxSource.saxStartElement( ContentHandler handler , String localName , String [ ] [ ] attr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DoxSource.getSignature( JavaMethod javaMetho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DoxSource.saxEndElement( ContentHandler handler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Comment( ContentHandler handler , String com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DoxSource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recyc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DoxSource.outputImplements( ContentHandler handler , JavaClass jClass , boolean detaile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DoxSource.outputClassEndElement( ContentHandler handler , JavaClass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getJavadocSuperClass( JavaClass jClas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DoxSource.outputMethodEndElement( ContentHandler handler , JavaMethod java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Dox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saxCharacters( ContentHandler handler , String 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DoxSource.getQualifiedClassName( String classPar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QDoxSource.outputClassInheritance( ContentHandler handler , JavaClass jClass , int mod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QDoxSource.getJavadoc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DoxSource.outputInheritStartElement( ContentHandler handler , JavaClass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DoxSource.outputClassStartElement( ContentHandler handler , JavaClass j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DoxSource.outputInnerClasses( ContentHandler handler , JavaClass jClass , boolean detail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QDoxSource.outputLink( ContentHandler handler , String ref , String displa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DoxSource.outputTags( ContentHandler handler , AbstractJavaEntity entit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DoxSource.getInputStream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QDoxSource.getJavaClass( String class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DoxSource.toSAX( ContentHandler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QDoxSource.createJavadocXm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QDoxSource.outputFields( ContentHandler handler , JavaClass jClass , boolean detaile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QDoxSource.QDoxSource( String location , Source javaSource , Logger logger , ServiceManager manag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